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4T19:36:37.94" calcext:value-type="date" table:number-columns-spanned="3" table:number-rows-spanned="1">
            <text:p>Aug-04-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09T19:36:37.94" calcext:value-type="date" table:number-columns-spanned="3" table:number-rows-spanned="1">
            <text:p>Aug-0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9:24:50.24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0T19:36:36.893000000</dc:date>
    <meta:generator>LibreOffice/6.3.5.2$Windows_x86 LibreOffice_project/dd0751754f11728f69b42ee2af66670068624673</meta:generator>
    <meta:editing-duration>PT3H57M32S</meta:editing-duration>
    <meta:editing-cycles>89</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0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removed by Mike, 20200810
'        newWorkbook = ThisComponent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added by Mike, 20200810       
    newWorkbook = ThisComponen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